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mbria" svg:font-family="Cambria" style:font-family-generic="swiss"/>
    <style:font-face style:name="Courier" svg:font-family="Courier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loext:opacity="100%"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Heading_20_2">
      <style:text-properties fo:color="#000000" loext:opacity="100%" style:font-name="Aria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000000" loext:opacity="100%"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722d" style:font-weight-asian="bold" style:font-weight-complex="bold"/>
    </style:style>
    <style:style style:name="T3" style:family="text">
      <style:text-properties officeooo:rsid="000bbe2d"/>
    </style:style>
    <style:style style:name="T4" style:family="text">
      <style:text-properties officeooo:rsid="000bdf46"/>
    </style:style>
    <style:style style:name="T5" style:family="text">
      <style:text-properties officeooo:rsid="000d8b25"/>
    </style:style>
    <style:style style:name="T6" style:family="text">
      <style:text-properties officeooo:rsid="000fa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te rendu du projet Habilitations</text:h>
      <text:p text:style-name="P2"/>
      <text:h text:style-name="P3" text:outline-level="2">1. <text:span text:style-name="T1">Contexte du projet</text:span></text:h>
      <text:p text:style-name="P4"/>
      <text:p text:style-name="P4">Le projet Habilitations <text:span text:style-name="T6">est un</text:span> des <text:span text:style-name="T5">travaux pratiques </text:span><text:span text:style-name="T6">que j’ai réalisée durant</text:span> <text:span text:style-name="T6">le </text:span>BTS SIO option SLAM. Il s'agit d'un utilitaire de gestion des profils utilisateurs développé en C# et connecté à une base de données MySQL. Ce projet a pour but de renforcer l’apprentissage de la programmation orientée objet, des connexions aux bases de données, de la sécurité et de la structuration d’applications selon une architecture propre.</text:p>
      <text:p text:style-name="P4"/>
      <text:h text:style-name="P3" text:outline-level="2">2. <text:span text:style-name="T1">Objectif de l'application</text:span></text:h>
      <text:p text:style-name="P5"/>
      <text:p text:style-name="P4">L'objectif était de développer un outil dédié à la gestion des développeurs.</text:p>
      <text:p text:style-name="P4"/>
      <text:h text:style-name="P3" text:outline-level="2"><text:span text:style-name="T2">3. </text:span><text:span text:style-name="T1">Fonctionnalités de l'application</text:span></text:h>
      <text:p text:style-name="P5"/>
      <text:p text:style-name="P4">L'application permet d'afficher une liste de développeurs (nom, prénom, téléphone, email, profil), d’ajouter un développeur (mot de passe initialisé automatiquement), de modifier ou supprimer un développeur, de mettre à jour un mot de passe et de restreindre l’accès via un login.</text:p>
      <text:p text:style-name="P4"/>
      <text:p text:style-name="P4"/>
      <text:h text:style-name="P3" text:outline-level="2">5.<text:span text:style-name="T1"> Étapes de développement</text:span></text:h>
      <text:p text:style-name="P5"/>
      <text:p text:style-name="P4">Phase 1 : Mise en place de l'architecture.</text:p>
      <text:p text:style-name="P4">Phase 2 : Application fonctionnelle sans authentification.</text:p>
      <text:p text:style-name="P4">Phase 3 : Ajout d’une fenêtre d’authentification (profil admin).</text:p>
      <text:p text:style-name="P4">Phase 4 : Création d’un installeur.</text:p>
      <text:p text:style-name="P4">Phase 5 : Contrôle de la complexité des mots de passe.</text:p>
      <text:p text:style-name="P4"><text:soft-page-break/>Phase 6 : Journalisation avec Serilog.</text:p>
      <text:p text:style-name="P4">Phase 7 : Analyse de la qualité avec SonarQube, externalisation de la chaîne de connexion.</text:p>
      <text:p text:style-name="P4">Phase 8 : Tests unitaires et d’intégration.</text:p>
      <text:p text:style-name="P4"/>
      <text:h text:style-name="P3" text:outline-level="2"><text:span text:style-name="T3">6</text:span>. <text:span text:style-name="T1">Compétences mobilisées</text:span></text:h>
      <text:p text:style-name="P5"/>
      <text:p text:style-name="P4">Développement C#, accès base MySQL, <text:span text:style-name="T4">Git/Github</text:span>, bonnes pratiques logiciell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mbria" svg:font-family="Cambria" style:font-family-generic="swiss"/>
    <style:font-face style:name="Courier" svg:font-family="Courier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Arial" fo:font-family="Arial" style:font-family-generic="swiss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swiss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swiss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swiss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swiss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swiss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swiss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swiss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swiss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swiss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swiss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swiss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wiss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swiss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swiss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swiss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swiss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swiss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swiss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swiss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swiss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swiss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swiss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swiss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swiss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15</meta:editing-cycles>
    <meta:creation-date>2013-12-23T23:15:00</meta:creation-date>
    <dc:date>2025-05-05T11:17:36.030000000</dc:date>
    <meta:editing-duration>PT19M15S</meta:editing-duration>
    <meta:generator>LibreOffice/7.4.0.3$Windows_X86_64 LibreOffice_project/f85e47c08ddd19c015c0114a68350214f7066f5a</meta:generator>
    <meta:document-statistic meta:table-count="0" meta:image-count="0" meta:object-count="0" meta:page-count="2" meta:paragraph-count="18" meta:word-count="223" meta:character-count="1455" meta:non-whitespace-character-count="1250"/>
    <meta:user-defined meta:name="AppVersion">14.0000</meta:user-defined>
    <meta:template xlink:type="simple" xlink:actuate="onRequest" xlink:title="Normal.dotm" xlink:href=""/>
  </office:meta>
</office:document-meta>
</file>